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number-columns-repeated="17" table:default-cell-style-name="Default"/>
        <table:table-column table:style-name="co2" table:number-columns-repeated="8" table:default-cell-style-name="Default"/>
        <table:table-row table:style-name="ro1">
          <table:table-cell table:number-columns-repeated="25"/>
        </table:table-row>
        <table:table-row table:style-name="ro1">
          <table:table-cell office:value-type="string">
            <text:p>T</text:p>
          </table:table-cell>
          <table:table-cell table:number-columns-repeated="7"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0.02">
            <text:p>0,02</text:p>
          </table:table-cell>
          <table:table-cell office:value-type="float" office:value="0.04">
            <text:p>0,04</text:p>
          </table:table-cell>
          <table:table-cell office:value-type="float" office:value="0.09">
            <text:p>0,09</text:p>
          </table:table-cell>
          <table:table-cell office:value-type="float" office:value="0.22">
            <text:p>0,22</text:p>
          </table:table-cell>
          <table:table-cell office:value-type="float" office:value="0.47">
            <text:p>0,47</text:p>
          </table:table-cell>
          <table:table-cell office:value-type="float" office:value="0.89">
            <text:p>0,89</text:p>
          </table:table-cell>
          <table:table-cell office:value-type="float" office:value="2">
            <text:p>2</text:p>
          </table:table-cell>
          <table:table-cell office:value-type="float" office:value="4.1">
            <text:p>4,1</text:p>
          </table:table-cell>
          <table:table-cell table:number-columns-repeated="8"/>
        </table:table-row>
        <table:table-row table:style-name="ro1"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>
            <draw:frame table:end-cell-address="Hoja1.R28" table:end-x="0.086cm" table:end-y="0.424cm" draw:z-index="1" draw:style-name="gr1" svg:width="24.759cm" svg:height="10.718cm" svg:x="0.719cm" svg:y="0.053cm">
              <draw:object draw:notify-on-update-of-ranges="Hoja1.B2:Hoja1.Q2 Hoja1.B3:Hoja1.Q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4"/>
        </table:table-row>
        <table:table-row table:style-name="ro1" table:number-rows-repeated="24">
          <table:table-cell table:number-columns-repeated="25"/>
        </table:table-row>
        <table:table-row table:style-name="ro1">
          <table:table-cell>
            <draw:frame table:end-cell-address="Hoja1.Q52" table:end-x="0.278cm" table:end-y="0.423cm" draw:z-index="0" draw:style-name="gr1" svg:width="23.22cm" svg:height="9.878cm" svg:x="0.957cm" svg:y="0.442cm">
              <draw:object draw:notify-on-update-of-ranges="Hoja1.B53:Hoja1.L5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4"/>
        </table:table-row>
        <table:table-row table:style-name="ro1" table:number-rows-repeated="22">
          <table:table-cell table:number-columns-repeated="25"/>
        </table:table-row>
        <table:table-row table:style-name="ro1">
          <table:table-cell office:value-type="string">
            <text:p>T</text:p>
          </table:table-cell>
          <table:table-cell table:number-columns-repeated="4"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0.12">
            <text:p>0,12</text:p>
          </table:table-cell>
          <table:table-cell office:value-type="float" office:value="0">
            <text:p>0</text:p>
          </table:table-cell>
          <table:table-cell office:value-type="float" office:value="1.88">
            <text:p>1,88</text:p>
          </table:table-cell>
          <table:table-cell office:value-type="float" office:value="7.48">
            <text:p>7,48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table:number-columns-repeated="5" office:value-type="string">
            <text:p>-</text:p>
          </table:table-cell>
          <table:table-cell table:number-columns-repeated="8"/>
        </table:table-row>
        <table:table-row table:style-name="ro1"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8"/>
        </table:table-row>
      </table:table>
      <table:table table:name="Hoj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8">28/03/2012</text:date>, <text:time>08:00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m </meta:initial-creator>
    <meta:creation-date>2012-03-27T05:38:30</meta:creation-date>
    <dc:date>2012-03-28T08:00:58</dc:date>
    <dc:creator>tom </dc:creator>
    <meta:editing-duration>PT00H16M52S</meta:editing-duration>
    <meta:editing-cycles>9</meta:editing-cycles>
    <meta:generator>OpenOffice.org/3.2$Unix OpenOffice.org_project/320m12$Build-9483</meta:generator>
    <meta:document-statistic meta:table-count="3" meta:cell-count="6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76cm" svg:height="10.719cm" xlink:href=".." chart:class="chart:scatter" chart:row-mapping="1 0" chart:style-name="ch1">
        <chart:title svg:x="7.617cm" svg:y="0.215cm" chart:style-name="ch2">
          <text:p>Merge Sort Vector Ordenado en forma creciente</text:p>
        </chart:title>
        <chart:plot-area chart:style-name="ch3" table:cell-range-address="Hoja1.B2:Hoja1.Q3" svg:x="0.789cm" svg:y="0.932cm" svg:width="23.476cm" svg:height="9.56cm">
          <chart:axis chart:dimension="x" chart:name="primary-x" chart:style-name="ch4">
            <chart:title svg:x="12.045cm" svg:y="10.134cm" chart:style-name="ch5">
              <text:p>N(tamaño)</text:p>
            </chart:title>
          </chart:axis>
          <chart:axis chart:dimension="y" chart:name="primary-y" chart:style-name="ch4">
            <chart:title svg:x="0.496cm" svg:y="6.339cm" chart:style-name="ch6">
              <text:p>T(segundos)</text:p>
            </chart:title>
            <chart:grid chart:style-name="ch7" chart:class="major"/>
          </chart:axis>
          <chart:series chart:style-name="ch8" chart:values-cell-range-address="Hoja1.B2:Hoja1.Q2" chart:class="chart:scatter">
            <chart:domain table:cell-range-address="Hoja1.B3:Hoja1.Q3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 text:id="">Fila 3</text:p>
              </table:table-cell>
              <table:table-cell office:value-type="float" office:value="1">
                <text:p text:id="Hoja1.B3:Hoja1.Q3"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 text:id="">Fila 2</text:p>
              </table:table-cell>
              <table:table-cell office:value-type="float" office:value="0">
                <text:p text:id="Hoja1.B2:Hoja1.Q2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  <table:table-cell office:value-type="float" office:value="0.09">
                <text:p>0.09</text:p>
              </table:table-cell>
              <table:table-cell office:value-type="float" office:value="0.22">
                <text:p>0.22</text:p>
              </table:table-cell>
              <table:table-cell office:value-type="float" office:value="0.47">
                <text:p>0.47</text:p>
              </table:table-cell>
              <table:table-cell office:value-type="float" office:value="0.89">
                <text:p>0.89</text:p>
              </table:table-cell>
              <table:table-cell office:value-type="float" office:value="2">
                <text:p>2</text:p>
              </table:table-cell>
              <table:table-cell office:value-type="float" office:value="4.1">
                <text:p>4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221cm" svg:height="9.879cm" xlink:href=".." chart:class="chart:scatter" chart:style-name="ch1">
        <chart:title svg:x="6.558cm" svg:y="0.192cm" chart:style-name="ch2">
          <text:p>Selection Sort Vector Ordenado en forma Creciente</text:p>
        </chart:title>
        <chart:plot-area chart:style-name="ch3" table:cell-range-address="Hoja1.B53:Hoja1.L53" svg:x="0.727cm" svg:y="0.898cm" svg:width="22.03cm" svg:height="8.788cm">
          <chart:axis chart:dimension="x" chart:name="primary-x" chart:style-name="ch4">
            <chart:title svg:x="11.26cm" svg:y="9.311cm" chart:style-name="ch5">
              <text:p>N(tamaño)</text:p>
            </chart:title>
          </chart:axis>
          <chart:axis chart:dimension="y" chart:name="primary-y" chart:style-name="ch4">
            <chart:title svg:x="0.465cm" svg:y="5.919cm" chart:style-name="ch6">
              <text:p>T(segundos)</text:p>
            </chart:title>
            <chart:grid chart:style-name="ch7" chart:class="major"/>
          </chart:axis>
          <chart:series chart:style-name="ch8" chart:values-cell-range-address="Hoja1.B53:Hoja1.L53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 text:id="">Fila 53</text:p>
              </table:table-cell>
              <table:table-cell office:value-type="float" office:value="0">
                <text:p text:id="Hoja1.B53:Hoja1.L53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1.88">
                <text:p>1.88</text:p>
              </table:table-cell>
              <table:table-cell office:value-type="float" office:value="7.48">
                <text:p>7.48</text:p>
              </table:table-cell>
              <table:table-cell office:value-type="float" office:value="30">
                <text:p>30</text:p>
              </table:table-cell>
              <table:table-cell office:value-type="float" office:value="120">
                <text:p>1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